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BC Oracle Plus Variable" svg:font-family="'ABC Oracle Plus Variable', apple-system, blinkmacsystemfont, 'Segoe UI', roboto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fo:font-style="normal" style:text-underline-style="none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7" style:family="paragraph" style:parent-style-name="Standard"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variant="normal" fo:text-transform="none" fo:color="#ffffff" style:font-name="ABC Oracle Plus Variable" fo:font-size="12pt" fo:letter-spacing="normal" fo:font-style="normal" fo:font-weight="normal"/>
    </style:style>
    <style:style style:name="T5" style:family="text">
      <style:text-properties fo:font-variant="normal" fo:text-transform="none" fo:color="#ffffff" style:font-name="ABC Oracle Plus Variable" fo:font-size="12pt" fo:letter-spacing="normal" fo:font-style="normal" style:text-underline-style="solid" style:text-underline-width="auto" style:text-underline-color="font-color" fo:font-weight="normal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7" style:family="text">
      <style:text-properties fo:color="#000000"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 Mongobbo Alliés</text:p>
      <text:p text:style-name="P5"><text:span text:style-name="T5">Mongobbo 1 Mongobbo Alliés1 Mongobbo Alliés</text:span><text:span text:style-name="T4"> allies</text:span> </text:p>
      <text:p text:style-name="P4"/>
      <text:p text:style-name="P1"/>
      <text:p text:style-name="P2">Berserker Orc 12&lt;15€: </text:p>
      <text:p text:style-name="P2"/>
      <text:p text:style-name="Standard">Figurine en résine vendue avec socle en Résine. Taille de socle carré ou rond de 5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/text:p>
      <text:p text:style-name="Standard"><text:span text:style-name="T2">Possibilité de vendre sans le socle en résine pour 9€ de moin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1"/>
      <text:p text:style-name="P2">Ogodoi Khan, the Successor 2&lt;3€: </text:p>
      <text:p text:style-name="P2"/>
      <text:p text:style-name="Standard">Figurine en résine vendue avec socle MDF. Taille de socle carré ou rond de 25 ou 3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Bowmen Etat-Major 6&lt;8€ : </text:p>
      <text:p text:style-name="P2"/>
      <text:p text:style-name="Standard">3 Figurines en résines venduent avec socle MDF. Taille de socle carré ou rond de 20 ou 25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Bowmen x10 11&lt;14€ </text:p>
      <text:p text:style-name="P2"/>
      <text:p text:style-name="Standard">10 Figurines en résines venduent avec socle MDF. Taille de socle carré ou rond de 20 ou 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Spearmen Etat-Major 6&lt;8€ : </text:p>
      <text:p text:style-name="P2"/>
      <text:p text:style-name="Standard">3 Figurines en résines venduent avec socle MDF. Taille de socle carré ou rond de 20 ou 25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oft-page-break/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Spearmen x10 16€ </text:p>
      <text:p text:style-name="P2"/>
      <text:p text:style-name="Standard">10 Figurines en résines venduent avec socle MDF. Taille de socle carré ou rond de 20 ou 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1"/>
      <text:p text:style-name="P2">Uhur &amp; Ofdukn the Unchained 9&lt;11€: </text:p>
      <text:p text:style-name="P2"/>
      <text:p text:style-name="Standard">Figurine en résine vendue avec socle MDF. Taille de socle carré ou rond de 25 ou 3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Urk slaves Etat-Major 14&gt;17€ : </text:p>
      <text:p text:style-name="P2"/>
      <text:p text:style-name="Standard">3 Figurines en résines venduent avec socle MDF. Taille de socle carré ou rond de 25 ou 3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Urk Slaves x10 40€: </text:p>
      <text:p text:style-name="P2"/>
      <text:p text:style-name="Standard">10 Figurines en résines venduent avec socle MDF. Taille de socle carré ou rond de 25 ou 3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Steppe Rider on Direwolf Etat-Major 28&lt;34€ : </text:p>
      <text:p text:style-name="P2"/>
      <text:p text:style-name="Standard">3 Figurines en résines venduent avec socle MDF. Taille de socle carré ou rond de 25x50 ou 30x6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oft-page-break/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Steppe Rider on Direwolf x5 42€: </text:p>
      <text:p text:style-name="P2"/>
      <text:p text:style-name="Standard">5 Figurines en résines venduent avec socle MDF. Taille de socle carré ou rond de 25x50 ou 30x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Bowmen Knights Etat-Major 30€: </text:p>
      <text:p text:style-name="P2"/>
      <text:p text:style-name="Standard">3 Figurines en résines venduent avec socle MDF. Taille de socle carré ou rond de 25x50 ou 30x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Bowmen Knights x5 40€: </text:p>
      <text:p text:style-name="P2"/>
      <text:p text:style-name="Standard">5 Figurines en résines venduent avec socle MDF. Taille de socle carré ou rond de 25x50 ou 30x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Spearmen Knights Etat-Major 30€: </text:p>
      <text:p text:style-name="P2"/>
      <text:p text:style-name="Standard">3 Figurines en résines venduent avec socle MDF. Taille de socle carré ou rond de 25x50 ou 30x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Mongobbo Spearmen Knights x5 40€: </text:p>
      <text:p text:style-name="P2"/>
      <text:p text:style-name="Standard">5 Figurines en résines venduent avec socle MDF. Taille de socle carré ou rond de 25x50 ou 30x60mm.<text:span text:style-name="T1"><text:line-break/></text:span><text:soft-page-break/><text:span text:style-name="T1"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7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3"/>
      <text:p text:style-name="P1"/>
      <text:p text:style-name="P2">Abijiya, Mother Shaman on Yoho <text:s/>35€: </text:p>
      <text:p text:style-name="P2"/>
      <text:p text:style-name="Standard">Figurine en résine vendue avec socle MDF. Taille de socle carré ou rond de 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><text:span text:style-name="T2"/></text:p>
      <text:p text:style-name="P2">Gonghis Khan, Lord Commander on Nian <text:s/>40€: </text:p>
      <text:p text:style-name="P2"/>
      <text:p text:style-name="Standard">Figurine en résine vendue avec socle MDF. Taille de socle carré ou rond de 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1"/>
      <text:p text:style-name="P2">Mongobbo Gunner on Throl 40€: </text:p>
      <text:p text:style-name="P2"/>
      <text:p text:style-name="Standard">Figurine en résine vendue avec socle MDF. Taille de socle carré ou rond de 5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1"/>
      <text:p text:style-name="P2">Mongobbo Balista 10&lt;12€: </text:p>
      <text:p text:style-name="P2"/>
      <text:p text:style-name="Standard">Figurine en résine vendue avec socle MDF. Taille de socle rond de 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1"/>
      <text:p text:style-name="P2">Magmhôrim Dalianzhu 36€: </text:p>
      <text:p text:style-name="P2"/>
      <text:p text:style-name="Standard"><text:soft-page-break/>Figurine en résine vendue avec socle MDF. Taille de socle rond de 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1"/>
      <text:p text:style-name="P2">Magmhôrim Hwacha 40€ : </text:p>
      <text:p text:style-name="P2"/>
      <text:p text:style-name="Standard">Figurine en résine vendue avec socle MDF. Taille de socle rond de 60mm.</text:p>
      <text:p text:style-name="Standard"><text:span text:style-name="T1">Disponible en 2 versions.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1"/>
      <text:p text:style-name="P2">Magmhôrim Softener 44€: </text:p>
      <text:p text:style-name="P2"/>
      <text:p text:style-name="Standard">Figurine en résine vendue avec socle MDF. Taille de socle rond de 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1"/>
      <text:p text:style-name="P2">Magmhôrim Swirling 44€: </text:p>
      <text:p text:style-name="P2"/>
      <text:p text:style-name="Standard">Figurine en résine vendue avec socle MDF. Taille de socle rond de 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1"/>
      <text:p text:style-name="P2">Ostrogoth, the Charmer 45€: </text:p>
      <text:p text:style-name="P2"/>
      <text:p text:style-name="Standard">Figurine en résine vendue avec socle en résine. Taille de socle carré ou rond de 9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text:line-break/>Possibilté de prendre un socle MDF à la place du socle résine pour 6€ de moins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2">Titan 220€: </text:p>
      <text:p text:style-name="P2"/>
      <text:p text:style-name="Standard"><text:soft-page-break/>Figurine en résine vendue avec une Base en résine.</text:p>
      <text:p text:style-name="Standard"><text:span text:style-name="T1">Cette figurine est assez spectaculaire!!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The Old World</text:a><text:span text:style-name="T7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Lost Kingdom Miniature Contactez moi.</text:span></text:p>
      <text:p text:style-name="P1">Photo non contractuel, Figurine à monter et sans socle autre que proposé.</text:p>
      <text:p text:style-name="P3">Figurines déssinées par Lost Kingdom Miniatures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BC Oracle Plus Variable" svg:font-family="'ABC Oracle Plus Variable', apple-system, blinkmacsystemfont, 'Segoe UI', roboto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6T11:21:06.89</meta:creation-date>
    <meta:editing-duration>PT6H47M10S</meta:editing-duration>
    <meta:editing-cycles>8</meta:editing-cycles>
    <meta:generator>OpenOffice/4.1.6$Win32 OpenOffice.org_project/416m1$Build-9790</meta:generator>
    <dc:date>2025-02-26T18:57:55.48</dc:date>
    <dc:creator>Ycham Bounouar</dc:creator>
    <meta:document-statistic meta:table-count="0" meta:image-count="0" meta:object-count="0" meta:page-count="6" meta:paragraph-count="130" meta:word-count="2262" meta:character-count="13902"/>
    <meta:user-defined meta:name="Info 1"/>
    <meta:user-defined meta:name="Info 2"/>
    <meta:user-defined meta:name="Info 3"/>
    <meta:user-defined meta:name="Info 4"/>
  </office:meta>
</office:document-meta>
</file>